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0003"/>
    <style:style style:name="ce2" style:family="table-cell" style:parent-style-name="Default" style:data-style-name="N111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1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Mills (#)</text:p>
          </table:table-cell>
          <table:table-cell table:style-name="Default" office:value-type="string" calcext:value-type="string">
            <text:p>Spindles (#)</text:p>
          </table:table-cell>
          <table:table-cell table:style-name="Default" office:value-type="string" calcext:value-type="string">
            <text:p>Looms (#)</text:p>
          </table:table-cell>
          <table:table-cell table:style-name="Default" office:value-type="string" calcext:value-type="string">
            <text:p>Workers (#)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,000</text:p>
          </table:table-cell>
          <table:table-cell office:value-type="float" office:value="228" calcext:value-type="float">
            <text:p>22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" calcext:value-type="float">
            <text:p>4</text:p>
          </table:table-cell>
          <table:table-cell office:value-type="float" office:value="51528" calcext:value-type="float">
            <text:p>51,528</text:p>
          </table:table-cell>
          <table:table-cell office:value-type="float" office:value="684" calcext:value-type="float">
            <text:p>68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9" calcext:value-type="float">
            <text:p>9</text:p>
          </table:table-cell>
          <table:table-cell office:value-type="float" office:value="193737" calcext:value-type="float">
            <text:p>193,737</text:p>
          </table:table-cell>
          <table:table-cell office:value-type="float" office:value="2485" calcext:value-type="float">
            <text:p>2,485</text:p>
          </table:table-cell>
          <table:table-cell office:value-type="float" office:value="2013" calcext:value-type="float">
            <text:p>2,01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12" calcext:value-type="float">
            <text:p>12</text:p>
          </table:table-cell>
          <table:table-cell office:value-type="float" office:value="237553" calcext:value-type="float">
            <text:p>237,553</text:p>
          </table:table-cell>
          <table:table-cell office:value-type="float" office:value="4132" calcext:value-type="float">
            <text:p>4,132</text:p>
          </table:table-cell>
          <table:table-cell office:value-type="float" office:value="7451" calcext:value-type="float">
            <text:p>7,45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6" calcext:value-type="float">
            <text:p>26</text:p>
          </table:table-cell>
          <table:table-cell office:value-type="float" office:value="467246" calcext:value-type="float">
            <text:p>467,246</text:p>
          </table:table-cell>
          <table:table-cell office:value-type="float" office:value="5459" calcext:value-type="float">
            <text:p>5,459</text:p>
          </table:table-cell>
          <table:table-cell office:value-type="float" office:value="9448" calcext:value-type="float">
            <text:p>9,44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2" calcext:value-type="float">
            <text:p>32</text:p>
          </table:table-cell>
          <table:table-cell office:value-type="float" office:value="577166" calcext:value-type="float">
            <text:p>577,166</text:p>
          </table:table-cell>
          <table:table-cell office:value-type="float" office:value="7197" calcext:value-type="float">
            <text:p>7,197</text:p>
          </table:table-cell>
          <table:table-cell office:value-type="float" office:value="16964" calcext:value-type="float">
            <text:p>16,96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7" calcext:value-type="float">
            <text:p>37</text:p>
          </table:table-cell>
          <table:table-cell office:value-type="float" office:value="677065" calcext:value-type="float">
            <text:p>677,065</text:p>
          </table:table-cell>
          <table:table-cell office:value-type="float" office:value="9716" calcext:value-type="float">
            <text:p>9,716</text:p>
          </table:table-cell>
          <table:table-cell office:value-type="float" office:value="21585" calcext:value-type="float">
            <text:p>21,58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7" calcext:value-type="float">
            <text:p>47</text:p>
          </table:table-cell>
          <table:table-cell office:value-type="float" office:value="850887" calcext:value-type="float">
            <text:p>850,887</text:p>
          </table:table-cell>
          <table:table-cell office:value-type="float" office:value="12807" calcext:value-type="float">
            <text:p>12,807</text:p>
          </table:table-cell>
          <table:table-cell office:value-type="float" office:value="24473" calcext:value-type="float">
            <text:p>24,47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9" calcext:value-type="float">
            <text:p>49</text:p>
          </table:table-cell>
          <table:table-cell office:value-type="float" office:value="963472" calcext:value-type="float">
            <text:p>963,472</text:p>
          </table:table-cell>
          <table:table-cell office:value-type="float" office:value="19288" calcext:value-type="float">
            <text:p>19,288</text:p>
          </table:table-cell>
          <table:table-cell office:value-type="float" office:value="29996" calcext:value-type="float">
            <text:p>29,99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1" calcext:value-type="float">
            <text:p>51</text:p>
          </table:table-cell>
          <table:table-cell office:value-type="float" office:value="1061115" calcext:value-type="float">
            <text:p>1,061,115</text:p>
          </table:table-cell>
          <table:table-cell office:value-type="float" office:value="22255" calcext:value-type="float">
            <text:p>22,255</text:p>
          </table:table-cell>
          <table:table-cell office:value-type="float" office:value="35415" calcext:value-type="float">
            <text:p>35,415</text:p>
          </table:table-cell>
        </table:table-row>
      </table:table>
      <table:table table:name="tab2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Mills (#)</text:p>
          </table:table-cell>
          <table:table-cell table:style-name="Default" office:value-type="string" calcext:value-type="string">
            <text:p>Spindles (#)</text:p>
          </table:table-cell>
          <table:table-cell table:style-name="Default" office:value-type="string" calcext:value-type="string">
            <text:p>Looms (#)</text:p>
          </table:table-cell>
          <table:table-cell table:style-name="Default" office:value-type="string" calcext:value-type="string">
            <text:p>Workers (#)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1" calcext:value-type="float">
            <text:p>51</text:p>
          </table:table-cell>
          <table:table-cell office:value-type="float" office:value="1061115" calcext:value-type="float">
            <text:p>1,061,115</text:p>
          </table:table-cell>
          <table:table-cell office:value-type="float" office:value="22255" calcext:value-type="float">
            <text:p>22,255</text:p>
          </table:table-cell>
          <table:table-cell office:value-type="float" office:value="39440" calcext:value-type="float">
            <text:p>39,44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1" calcext:value-type="float">
            <text:p>51</text:p>
          </table:table-cell>
          <table:table-cell office:value-type="float" office:value="1079996" calcext:value-type="float">
            <text:p>1,079,996</text:p>
          </table:table-cell>
          <table:table-cell office:value-type="float" office:value="22718" calcext:value-type="float">
            <text:p>22,718</text:p>
          </table:table-cell>
          <table:table-cell office:value-type="float" office:value="43515" calcext:value-type="float">
            <text:p>43,51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3" calcext:value-type="float">
            <text:p>53</text:p>
          </table:table-cell>
          <table:table-cell office:value-type="float" office:value="1088820" calcext:value-type="float">
            <text:p>1,088,820</text:p>
          </table:table-cell>
          <table:table-cell office:value-type="float" office:value="23208" calcext:value-type="float">
            <text:p>23,208</text:p>
          </table:table-cell>
          <table:table-cell office:value-type="float" office:value="43515" calcext:value-type="float">
            <text:p>43,51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6" calcext:value-type="float">
            <text:p>56</text:p>
          </table:table-cell>
          <table:table-cell office:value-type="float" office:value="1133588" calcext:value-type="float">
            <text:p>1,133,588</text:p>
          </table:table-cell>
          <table:table-cell office:value-type="float" office:value="26267" calcext:value-type="float">
            <text:p>26,267</text:p>
          </table:table-cell>
          <table:table-cell office:value-type="float" office:value="48547" calcext:value-type="float">
            <text:p>48,547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9" calcext:value-type="float">
            <text:p>59</text:p>
          </table:table-cell>
          <table:table-cell office:value-type="float" office:value="1280879" calcext:value-type="float">
            <text:p>1,280,879</text:p>
          </table:table-cell>
          <table:table-cell office:value-type="float" office:value="28252" calcext:value-type="float">
            <text:p>28,252</text:p>
          </table:table-cell>
          <table:table-cell office:value-type="float" office:value="49415" calcext:value-type="float">
            <text:p>49,41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59" calcext:value-type="float">
            <text:p>59</text:p>
          </table:table-cell>
          <table:table-cell office:value-type="float" office:value="1331899" calcext:value-type="float">
            <text:p>1,331,899</text:p>
          </table:table-cell>
          <table:table-cell office:value-type="float" office:value="29171" calcext:value-type="float">
            <text:p>29,171</text:p>
          </table:table-cell>
          <table:table-cell office:value-type="float" office:value="51796" calcext:value-type="float">
            <text:p>51,79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0" calcext:value-type="float">
            <text:p>60</text:p>
          </table:table-cell>
          <table:table-cell office:value-type="float" office:value="1363457" calcext:value-type="float">
            <text:p>1,363,457</text:p>
          </table:table-cell>
          <table:table-cell office:value-type="float" office:value="29847" calcext:value-type="float">
            <text:p>29,847</text:p>
          </table:table-cell>
          <table:table-cell office:value-type="float" office:value="53112" calcext:value-type="float">
            <text:p>53,1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0" calcext:value-type="float">
            <text:p>60</text:p>
          </table:table-cell>
          <table:table-cell office:value-type="float" office:value="1374106" calcext:value-type="float">
            <text:p>1,374,106</text:p>
          </table:table-cell>
          <table:table-cell office:value-type="float" office:value="30310" calcext:value-type="float">
            <text:p>30,310</text:p>
          </table:table-cell>
          <table:table-cell office:value-type="float" office:value="55159" calcext:value-type="float">
            <text:p>55,15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6" calcext:value-type="float">
            <text:p>66</text:p>
          </table:table-cell>
          <table:table-cell office:value-type="float" office:value="1402948" calcext:value-type="float">
            <text:p>1,402,948</text:p>
          </table:table-cell>
          <table:table-cell office:value-type="float" office:value="30721" calcext:value-type="float">
            <text:p>30,721</text:p>
          </table:table-cell>
          <table:table-cell office:value-type="float" office:value="56011" calcext:value-type="float">
            <text:p>56,01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6" calcext:value-type="float">
            <text:p>66</text:p>
          </table:table-cell>
          <table:table-cell office:value-type="float" office:value="1419605" calcext:value-type="float">
            <text:p>1,419,605</text:p>
          </table:table-cell>
          <table:table-cell office:value-type="float" office:value="32607" calcext:value-type="float">
            <text:p>32,607</text:p>
          </table:table-cell>
          <table:table-cell office:value-type="float" office:value="57931" calcext:value-type="float">
            <text:p>57,931</text:p>
          </table:table-cell>
        </table:table-row>
      </table:table>
      <table:table table:name="tab22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Mills (#)</text:p>
          </table:table-cell>
          <table:table-cell table:style-name="Default" office:value-type="string" calcext:value-type="string">
            <text:p>Spindles (#)</text:p>
          </table:table-cell>
          <table:table-cell table:style-name="Default" office:value-type="string" calcext:value-type="string">
            <text:p>Looms (#)</text:p>
          </table:table-cell>
          <table:table-cell table:style-name="Default" office:value-type="string" calcext:value-type="string">
            <text:p>Workers (#)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70" calcext:value-type="float">
            <text:p>70</text:p>
          </table:table-cell>
          <table:table-cell office:value-type="float" office:value="1526306" calcext:value-type="float">
            <text:p>1,526,306</text:p>
          </table:table-cell>
          <table:table-cell office:value-type="float" office:value="36190" calcext:value-type="float">
            <text:p>36,190</text:p>
          </table:table-cell>
          <table:table-cell office:value-type="float" office:value="58837" calcext:value-type="float">
            <text:p>58,83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2" calcext:value-type="float">
            <text:p>72</text:p>
          </table:table-cell>
          <table:table-cell office:value-type="float" office:value="1656202" calcext:value-type="float">
            <text:p>1,656,202</text:p>
          </table:table-cell>
          <table:table-cell office:value-type="float" office:value="38812" calcext:value-type="float">
            <text:p>38,812</text:p>
          </table:table-cell>
          <table:table-cell office:value-type="float" office:value="64480" calcext:value-type="float">
            <text:p>64,48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6" calcext:value-type="float">
            <text:p>76</text:p>
          </table:table-cell>
          <table:table-cell office:value-type="float" office:value="1743523" calcext:value-type="float">
            <text:p>1,743,523</text:p>
          </table:table-cell>
          <table:table-cell office:value-type="float" office:value="40022" calcext:value-type="float">
            <text:p>40,022</text:p>
          </table:table-cell>
          <table:table-cell office:value-type="float" office:value="69562" calcext:value-type="float">
            <text:p>69,56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8" calcext:value-type="float">
            <text:p>78</text:p>
          </table:table-cell>
          <table:table-cell office:value-type="float" office:value="1832683" calcext:value-type="float">
            <text:p>1,832,683</text:p>
          </table:table-cell>
          <table:table-cell office:value-type="float" office:value="42503" calcext:value-type="float">
            <text:p>42,503</text:p>
          </table:table-cell>
          <table:table-cell office:value-type="float" office:value="72084" calcext:value-type="float">
            <text:p>72,084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office:value-type="float" office:value="1948314" calcext:value-type="float">
            <text:p>1,948,314</text:p>
          </table:table-cell>
          <table:table-cell office:value-type="float" office:value="47224" calcext:value-type="float">
            <text:p>47,224</text:p>
          </table:table-cell>
          <table:table-cell office:value-type="float" office:value="77743" calcext:value-type="float">
            <text:p>77,74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2" calcext:value-type="float">
            <text:p>82</text:p>
          </table:table-cell>
          <table:table-cell office:value-type="float" office:value="2014856" calcext:value-type="float">
            <text:p>2,014,856</text:p>
          </table:table-cell>
          <table:table-cell office:value-type="float" office:value="49920" calcext:value-type="float">
            <text:p>49,920</text:p>
          </table:table-cell>
          <table:table-cell office:value-type="float" office:value="78593" calcext:value-type="float">
            <text:p>78,59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3" calcext:value-type="float">
            <text:p>83</text:p>
          </table:table-cell>
          <table:table-cell office:value-type="float" office:value="2023190" calcext:value-type="float">
            <text:p>2,023,190</text:p>
          </table:table-cell>
          <table:table-cell office:value-type="float" office:value="50400" calcext:value-type="float">
            <text:p>50,400</text:p>
          </table:table-cell>
          <table:table-cell office:value-type="float" office:value="79619" calcext:value-type="float">
            <text:p>79,61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4" calcext:value-type="float">
            <text:p>84</text:p>
          </table:table-cell>
          <table:table-cell office:value-type="float" office:value="2041514" calcext:value-type="float">
            <text:p>2,041,514</text:p>
          </table:table-cell>
          <table:table-cell office:value-type="float" office:value="50811" calcext:value-type="float">
            <text:p>50,811</text:p>
          </table:table-cell>
          <table:table-cell office:value-type="float" office:value="80705" calcext:value-type="float">
            <text:p>80,70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1" calcext:value-type="float">
            <text:p>81</text:p>
          </table:table-cell>
          <table:table-cell office:value-type="float" office:value="1976286" calcext:value-type="float">
            <text:p>1,976,286</text:p>
          </table:table-cell>
          <table:table-cell office:value-type="float" office:value="48333" calcext:value-type="float">
            <text:p>48,333</text:p>
          </table:table-cell>
          <table:table-cell office:value-type="float" office:value="73202" calcext:value-type="float">
            <text:p>73,20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78" calcext:value-type="float">
            <text:p>78</text:p>
          </table:table-cell>
          <table:table-cell office:value-type="float" office:value="1942286" calcext:value-type="float">
            <text:p>1,942,286</text:p>
          </table:table-cell>
          <table:table-cell office:value-type="float" office:value="47147" calcext:value-type="float">
            <text:p>47,147</text:p>
          </table:table-cell>
          <table:table-cell office:value-type="float" office:value="74279" calcext:value-type="float">
            <text:p>74,279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7" calcext:value-type="float">
            <text:p>77</text:p>
          </table:table-cell>
          <table:table-cell office:value-type="float" office:value="1901872" calcext:value-type="float">
            <text:p>1,901,872</text:p>
          </table:table-cell>
          <table:table-cell office:value-type="float" office:value="46853" calcext:value-type="float">
            <text:p>46,853</text:p>
          </table:table-cell>
          <table:table-cell office:value-type="float" office:value="77859" calcext:value-type="float">
            <text:p>77,859</text:p>
          </table:table-cell>
        </table:table-row>
      </table:table>
      <table:table table:name="tab5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Born or raised in Ahmedabad</text:p>
          </table:table-cell>
          <table:table-cell office:value-type="float" office:value="353" calcext:value-type="float">
            <text:p>353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office:value-type="string" calcext:value-type="string">
            <text:p>From elsewhere in Gujarat</text:p>
          </table:table-cell>
          <table:table-cell office:value-type="float" office:value="129" calcext:value-type="float">
            <text:p>129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Outside Gujarat</text:p>
          </table:table-cell>
          <table:table-cell office:value-type="float" office:value="118" calcext:value-type="float">
            <text:p>11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.0</text:p>
          </table:table-cell>
        </table:table-row>
      </table:table>
      <table:table table:name="tab5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Less than 3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40--44 years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5--49 years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--54 years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5-59 years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ver 60 years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5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ge grou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Scheduled castes</text:p>
          </table:table-cell>
          <table:table-cell office:value-type="float" office:value="212" calcext:value-type="float">
            <text:p>2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xi Panch castes (OBC)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ddle/higher castes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slims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5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mary school to 4th standard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imary school completed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ower secondary school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igher secondary schoo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lege not complet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-technical degr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55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No. of workers</text:p>
          </table:table-cell>
          <table:table-cell table:style-name="Default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No compensation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ess than Rs 25,000</text:p>
          </table:table-cell>
          <table:table-cell office:value-type="float" office:value="141" calcext:value-type="float">
            <text:p>141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Rs 25,000-Rs 50,000</text:p>
          </table:table-cell>
          <table:table-cell office:value-type="float" office:value="201" calcext:value-type="float">
            <text:p>201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Rs 51,000-Rs 75,000</text:p>
          </table:table-cell>
          <table:table-cell office:value-type="float" office:value="76" calcext:value-type="float">
            <text:p>76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Rs 76,000-Rs100,00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office:value-type="string" calcext:value-type="string">
            <text:p>More than Rs 100,00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.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.0</text:p>
          </table:table-cell>
        </table:table-row>
      </table:table>
      <table:table table:name="tab61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Economic 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no longer active or long-term unemployed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s text:c="4"/>active</text:p>
          </table:table-cell>
          <table:table-cell office:value-type="float" office:value="439" calcext:value-type="float">
            <text:p>4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ctive working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 Regular or casual paid work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s text:c="4"/>factory or workshop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<text:s text:c="4"/>other work (esp. in building)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<text:s text:c="4"/>guard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b. Self-employed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<text:s text:c="4"/>rickshaw driver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<text:s text:c="4"/>street vendor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<text:s text:c="4"/>repairme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. Other work (3/4 self-employed; 1/4 in casual employment)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ab62" table:style-name="ta1"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No work available</text:p>
          </table:table-cell>
          <table:table-cell office:value-type="string" calcext:value-type="string">
            <text:p>20.29%</text:p>
          </table:table-cell>
          <table:table-cell/>
        </table:table-row>
        <table:table-row table:style-name="ro1">
          <table:table-cell office:value-type="string" calcext:value-type="string">
            <text:p>Wage labour</text:p>
          </table:table-cell>
          <table:table-cell office:value-type="string" calcext:value-type="string">
            <text:p>31.83%</text:p>
          </table:table-cell>
          <table:table-cell/>
        </table:table-row>
        <table:table-row table:style-name="ro1">
          <table:table-cell office:value-type="string" calcext:value-type="string">
            <text:p>Self-employed</text:p>
          </table:table-cell>
          <table:table-cell office:value-type="string" calcext:value-type="string">
            <text:p>47.88%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nemployed</text:p>
          </table:table-cell>
          <table:table-cell office:value-type="string" calcext:value-type="string">
            <text:p>24.35%</text:p>
          </table:table-cell>
          <table:table-cell/>
        </table:table-row>
        <table:table-row table:style-name="ro1">
          <table:table-cell office:value-type="string" calcext:value-type="string">
            <text:p>No longer active</text:p>
          </table:table-cell>
          <table:table-cell office:value-type="string" calcext:value-type="string">
            <text:p>4.80%</text:p>
          </table:table-cell>
          <table:table-cell/>
        </table:table-row>
        <table:table-row table:style-name="ro1">
          <table:table-cell office:value-type="string" calcext:value-type="string">
            <text:p>Wage labour</text:p>
          </table:table-cell>
          <table:table-cell office:value-type="string" calcext:value-type="string">
            <text:p>45.11%</text:p>
          </table:table-cell>
          <table:table-cell/>
        </table:table-row>
        <table:table-row table:style-name="ro1">
          <table:table-cell office:value-type="string" calcext:value-type="string">
            <text:p>Self-employed</text:p>
          </table:table-cell>
          <table:table-cell office:value-type="string" calcext:value-type="string">
            <text:p>25.74%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nactive/Unemployed</text:p>
          </table:table-cell>
          <table:table-cell office:value-type="string" calcext:value-type="string">
            <text:p>27%</text:p>
          </table:table-cell>
          <table:table-cell/>
        </table:table-row>
        <table:table-row table:style-name="ro1">
          <table:table-cell office:value-type="string" calcext:value-type="string">
            <text:p>Wage labour</text:p>
          </table:table-cell>
          <table:table-cell office:value-type="string" calcext:value-type="string">
            <text:p>40%</text:p>
          </table:table-cell>
          <table:table-cell/>
        </table:table-row>
        <table:table-row table:style-name="ro1">
          <table:table-cell office:value-type="string" calcext:value-type="string">
            <text:p>Self-employed</text:p>
          </table:table-cell>
          <table:table-cell office:value-type="string" calcext:value-type="string">
            <text:p>33%</text:p>
          </table:table-cell>
          <table:table-cell/>
        </table:table-row>
      </table:table>
      <table:table table:name="tab6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Monthly wage</text:p>
          </table:table-cell>
          <table:table-cell office:value-type="string" calcext:value-type="string">
            <text:p>% then (1985--7)</text:p>
          </table:table-cell>
          <table:table-cell table:style-name="Default" office:value-type="string" calcext:value-type="string">
            <text:p>% now (1990--1)</text:p>
          </table:table-cell>
        </table:table-row>
        <table:table-row table:style-name="ro1">
          <table:table-cell office:value-type="string" calcext:value-type="string">
            <text:p>n.a./nil</text:p>
          </table:table-cell>
          <table:table-cell office:value-type="string" calcext:value-type="string">
            <text:p>---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&lt; Rs 500</text:p>
          </table:table-cell>
          <table:table-cell office:value-type="float" office:value="8.3" calcext:value-type="float">
            <text:p>8.3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Rs 501--1000</text:p>
          </table:table-cell>
          <table:table-cell office:value-type="float" office:value="58.4" calcext:value-type="float">
            <text:p>58.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Rs 1001--1500</text:p>
          </table:table-cell>
          <table:table-cell office:value-type="float" office:value="28.6" calcext:value-type="float">
            <text:p>28.6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string" calcext:value-type="string">
            <text:p>&gt; Rs 1500</text:p>
          </table:table-cell>
          <table:table-cell office:value-type="float" office:value="4.8" calcext:value-type="float">
            <text:p>4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7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onthly wage</text:p>
          </table:table-cell>
          <table:table-cell office:value-type="string" calcext:value-type="string">
            <text:p>% then (1994)</text:p>
          </table:table-cell>
          <table:table-cell table:style-name="Default" office:value-type="string" calcext:value-type="string">
            <text:p>% now (1996)</text:p>
          </table:table-cell>
        </table:table-row>
        <table:table-row table:style-name="ro1">
          <table:table-cell office:value-type="string" calcext:value-type="string">
            <text:p>&lt; Rs 1000</text:p>
          </table:table-cell>
          <table:table-cell office:value-type="float" office:value="7.4" calcext:value-type="float">
            <text:p>7.4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Rs 1000--1499</text:p>
          </table:table-cell>
          <table:table-cell office:value-type="float" office:value="10.4" calcext:value-type="float">
            <text:p>1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Rs 1500--1999</text:p>
          </table:table-cell>
          <table:table-cell office:value-type="float" office:value="33.3" calcext:value-type="float">
            <text:p>33.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Rs 2000--2500</text:p>
          </table:table-cell>
          <table:table-cell office:value-type="float" office:value="34.8" calcext:value-type="float">
            <text:p>34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&gt; Rs 2500</text:p>
          </table:table-cell>
          <table:table-cell office:value-type="float" office:value="14.1" calcext:value-type="float">
            <text:p>14.1</text:p>
          </table:table-cell>
          <table:table-cell office:value-type="float" office:value="8.7" calcext:value-type="float">
            <text:p>8.7</text:p>
          </table:table-cell>
        </table:table-row>
      </table:table>
      <table:table table:name="tab6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No. of workers</text:p>
          </table:table-cell>
          <table:table-cell office:value-type="string" calcext:value-type="string">
            <text:p>Areas of activity</text:p>
          </table:table-cell>
        </table:table-row>
        <table:table-row table:style-name="ro1">
          <table:table-cell/>
          <table:table-cell office:value-type="string" calcext:value-type="string">
            <text:p>&gt; 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0--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5--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1--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07" calcext:value-type="float">
            <text:p>907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No. of workers</text:p>
          </table:table-cell>
          <table:table-cell office:value-type="string" calcext:value-type="string">
            <text:p>Areas of activity</text:p>
          </table:table-cell>
        </table:table-row>
        <table:table-row table:style-name="ro1">
          <table:table-cell/>
          <table:table-cell office:value-type="string" calcext:value-type="string">
            <text:p>&gt; 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10--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5-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1--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7" calcext:value-type="float">
            <text:p>29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No. of workers</text:p>
          </table:table-cell>
          <table:table-cell office:value-type="string" calcext:value-type="string">
            <text:p>Areas of activity</text:p>
          </table:table-cell>
        </table:table-row>
        <table:table-row table:style-name="ro1">
          <table:table-cell/>
          <table:table-cell office:value-type="string" calcext:value-type="string">
            <text:p>&gt; 5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10--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5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1-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appendix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ture of activity</text:p>
          </table:table-cell>
          <table:table-cell office:value-type="string" calcext:value-type="string">
            <text:p>Number of workers</text:p>
          </table:table-cell>
        </table:table-row>
        <table:table-row table:style-name="ro1">
          <table:table-cell office:value-type="string" calcext:value-type="string">
            <text:p>Tailoring works---ready-made garments, mattress <text:s/>covers, pillows, etc.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pinning on ambar charkh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eather goods repairs and manufacture---cobble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ycle spares and repair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cented sticks (agarbatti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eaving, handloom, and powerlo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pentr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neral repair skill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ectrical wiring and repai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inding (yarn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ch and clock repai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ctrical goods, sigri etc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resses, pillows (cotton filling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roidery wo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per ba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stic stick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tic ba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mond polishing, cut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on pip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mp rep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ting pr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mboo bas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rthen po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us repai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tic flow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er ki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 bind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gs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case manufacture and rep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 fr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e furni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Bidi_ ma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s beads neckl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ting/painting picture for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 proces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r ro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mb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 rep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Kalai_-zinc coating of utens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ing work in constr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can rep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 binding with ro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mit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ensil rep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 repa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7" calcext:value-type="float">
            <text:p>297</text:p>
          </table:table-cell>
        </table:table-row>
      </table:table>
      <table:table table:name="appendix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 of trade</text:p>
          </table:table-cell>
          <table:table-cell office:value-type="string" calcext:value-type="string">
            <text:p>Number of workers</text:p>
          </table:table-cell>
        </table:table-row>
        <table:table-row table:style-name="ro1">
          <table:table-cell office:value-type="string" calcext:value-type="string">
            <text:p>Cloth _feri_/ readymade garment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Vegetables and fruits _lari_.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rovision shops/cabins/gall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n gall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ggery, peppermint/chocolat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scellaneous items sa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ea _lari_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utlery stalls/cabins/_lari_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raps/second hand broken item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_Datan_ sticks (for tooth cleaning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ups and saucers _lari_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vision shops/cabi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_Pastil_ paper s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wood cabin stal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ggs _lari_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tensils _lari_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arbatti (scented sticks) s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attached casual labou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ys-plastic sa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ass/plastic bangles sa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rosene sa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cond-hand garments/utensi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-gall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k/curds s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ppals sa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esh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uits and vegetable stal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dymade garment stall/sho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wers s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ing powder s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l s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t _lari_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etmeat sho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osene stalls/sho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a stalls/_lari_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atmeat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cken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 cement bags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Papad_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siery ite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tic clo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ctrical goo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tton yarn s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p sale stores/cab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l sh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wood de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a leaves/dust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e spares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low, mattress co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ing carrom bo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 fod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 and g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ttery 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ng and sale of fire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onery i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then po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, grit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aree_ s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dware ite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e thre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r 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ting p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th a real estate commission a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r tiles s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V. s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/curds sh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classified wo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07" calcext:value-type="float">
            <text:p>907</text:p>
          </table:table-cell>
        </table:table-row>
      </table:table>
      <table:table table:name="Sheet1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/activity</text:p>
          </table:table-cell>
          <table:table-cell office:value-type="string" calcext:value-type="string">
            <text:p>Number of workers</text:p>
          </table:table-cell>
        </table:table-row>
        <table:table-row table:style-name="ro1">
          <table:table-cell office:value-type="string" calcext:value-type="string">
            <text:p>Watchmen and peon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ome guar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weep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ligious preachers/_purohits_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be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hobi/washerm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tel serva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esh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pensary attenda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pract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er _parabs_ (Sale of water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i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ce program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ting utensi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ice _gumastasl_ serv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ate training c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estic 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ounts wr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ivery van m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estand 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er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attend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rcutting salo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post off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classified wor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5:09:43.127177113</meta:creation-date>
    <dc:date>2023-01-11T06:45:01.469062744</dc:date>
    <meta:editing-duration>PT1H35M10S</meta:editing-duration>
    <meta:editing-cycles>37</meta:editing-cycles>
    <meta:generator>LibreOffice/7.4.3.2$Linux_X86_64 LibreOffice_project/8d7af0b9f05ca3f6bf3593323f061d3291e2ce28</meta:generator>
    <meta:document-statistic meta:table-count="15" meta:cell-count="717" meta:object-count="0"/>
  </office:meta>
</office:document-meta>
</file>